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mod_20_changelog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order-bottom="0.035cm solid #000000" fo:background-color="#99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font-name="Calibri" fo:font-size="12pt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503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0000" style:font-name="Calibri"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016" table:default-cell-style-name="ce4"/>
        <table:table-column table:style-name="co3" table:number-columns-repeated="4" table:default-cell-style-name="ce9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. Link</text:p>
          </table:table-cell>
          <table:table-cell table:style-name="ce1" office:value-type="string">
            <text:p>Alpha 1.0</text:p>
          </table:table-cell>
          <table:table-cell table:style-name="ce8" table:number-columns-repeated="19"/>
          <table:table-cell table:number-columns-repeated="1002"/>
        </table:table-row>
        <table:table-row table:style-name="ro1">
          <table:table-cell table:style-name="ce2" office:value-type="string">
            <text:p>Advanced Health Options</text:p>
          </table:table-cell>
          <table:table-cell table:style-name="ce5"/>
          <table:table-cell table:style-name="ce5" office:value-type="string">
            <text:p>1.5.1.11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forum.minecraftuser.jp/viewtopic.php?t=17657&quot;;&quot;Apple Milk Tea 2&quot;)" office:value-type="string" office:string-value="Apple Milk Tea 2">
            <text:p>Apple Milk Tea 2</text:p>
          </table:table-cell>
          <table:table-cell table:style-name="ce6" table:formula="of:=HYPERLINK(&quot;https://www.dropbox.com/sh/w1mrciofe19uyk7/AADnwzlVtSIvEHInhiCsbyAKa?dl=0&quot;;&quot;Dropbox&quot;)" office:value-type="string" office:string-value="Dropbox">
            <text:p>Dropbox</text:p>
          </table:table-cell>
          <table:table-cell table:style-name="ce5" office:value-type="string">
            <text:p>2.0 beta 5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wip-mods/2125369-tc4-addon-automagy-automation-and-logistics-v0-10&quot;;&quot;Automagy&quot;)" office:value-type="string" office:string-value="Automagy">
            <text:p>Automagy</text:p>
          </table:table-cell>
          <table:table-cell table:style-name="ce5"/>
          <table:table-cell table:style-name="ce5" office:value-type="string">
            <text:p>0.13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2" office:value-type="string">
            <text:p>Backpacks</text:p>
          </table:table-cell>
          <table:table-cell table:style-name="ce5"/>
          <table:table-cell table:style-name="ce2" office:value-type="string">
            <text:p>2.0.1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4623-baubles-1-0-1-8-updated-11-9-2014&quot;;&quot;Baubles&quot;)" office:value-type="string" office:string-value="Baubles">
            <text:p>Baubles</text:p>
          </table:table-cell>
          <table:table-cell table:style-name="ce5"/>
          <table:table-cell table:style-name="ce2" office:value-type="string">
            <text:p>1.0.1.8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Better Title Screen</text:p>
          </table:table-cell>
          <table:table-cell table:style-name="ce5"/>
          <table:table-cell table:style-name="ce7" office:value-type="string">
            <text:p>1.1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bibliocraftmod.com/?page_id=50&quot;;&quot;Biblio Woods BOP edition&quot;)" office:value-type="string" office:string-value="Biblio Woods BOP edition">
            <text:p>Biblio Woods BOP edition</text:p>
          </table:table-cell>
          <table:table-cell table:style-name="ce5"/>
          <table:table-cell table:style-name="ce7" office:value-type="string">
            <text:p>1.8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bibliocraftmod.com/&quot;;&quot;BiblioCraft&quot;)" office:value-type="string" office:string-value="BiblioCraft">
            <text:p>BiblioCraft</text:p>
          </table:table-cell>
          <table:table-cell table:style-name="ce5"/>
          <table:table-cell table:style-name="ce5" office:value-type="string">
            <text:p>1.8.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6162-biomes-o-plenty-over-75-new-biomes-plants-and-more&quot;;&quot;Biomes O Plenty&quot;)" office:value-type="string" office:string-value="Biomes O Plenty">
            <text:p>Biomes O Plenty</text:p>
          </table:table-cell>
          <table:table-cell table:style-name="ce6" table:formula="of:=HYPERLINK(&quot;http://files.minecraftforge.net/BiomesOPlenty/&quot;;&quot;Download&quot;)" office:value-type="string" office:string-value="Download">
            <text:p>Download</text:p>
          </table:table-cell>
          <table:table-cell table:style-name="ce5" office:value-type="string">
            <text:p>2.1.0.100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0532-1-7-10-2-1-6-4-blood-magic-v1-1-0-updated-jul-13&quot;;&quot;Blood Magic&quot;)" office:value-type="string" office:string-value="Blood Magic">
            <text:p>Blood Magic</text:p>
          </table:table-cell>
          <table:table-cell table:style-name="ce6" table:formula="of:=HYPERLINK(&quot;http://minecraft.curseforge.com/mc-mods/224791-blood-magic&quot;;&quot;CurseForge&quot;)" office:value-type="string" office:string-value="CurseForge">
            <text:p>CurseForge</text:p>
          </table:table-cell>
          <table:table-cell table:style-name="ce5" office:value-type="string">
            <text:p>1.2.1a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vazkii.us/mod/Botania/&quot;;&quot;Botania&quot;)" office:value-type="string" office:string-value="Botania">
            <text:p>Botania</text:p>
          </table:table-cell>
          <table:table-cell table:style-name="ce6" table:formula="of:=HYPERLINK(&quot;http://vazkii.us/mod/Botania/downloads.php&quot;;&quot;Download&quot;)" office:value-type="string" office:string-value="Download">
            <text:p>Download</text:p>
          </table:table-cell>
          <table:table-cell table:style-name="ce5" office:value-type="float" office:value="137">
            <text:p>137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carpentersblocks.com/&quot;;&quot;Carpenters Blocks&quot;)" office:value-type="string" office:string-value="Carpenters Blocks">
            <text:p>Carpenters Blocks</text:p>
          </table:table-cell>
          <table:table-cell table:style-name="ce6" table:formula="of:=HYPERLINK(&quot;http://www.carpentersblocks.com/downloads.html&quot;;&quot;Download&quot;)" office:value-type="string" office:string-value="Download">
            <text:p>Download</text:p>
          </table:table-cell>
          <table:table-cell table:style-name="ce5" office:value-type="string">
            <text:p>3.3.3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Cave Control</text:p>
          </table:table-cell>
          <table:table-cell table:style-name="ce5"/>
          <table:table-cell table:style-name="ce5" office:value-type="string">
            <text:p>V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minecraft.curseforge.com/mc-mods/224329-chisel-1-7&quot;;&quot;Chisel&quot;)" office:value-type="string" office:string-value="Chisel">
            <text:p>Chisel</text:p>
          </table:table-cell>
          <table:table-cell table:style-name="ce5"/>
          <table:table-cell table:style-name="ce7" office:value-type="string">
            <text:p>2.1.3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79956-chickenbones-mods&quot;;&quot;Code Chicken Core&quot;)" office:value-type="string" office:string-value="Code Chicken Core">
            <text:p>Code Chicken Core</text:p>
          </table:table-cell>
          <table:table-cell table:style-name="ce6" table:formula="of:=HYPERLINK(&quot;http://chickenbones.net/Pages/links.html&quot;;&quot;Download&quot;)" office:value-type="string" office:string-value="Download">
            <text:p>Download</text:p>
          </table:table-cell>
          <table:table-cell table:style-name="ce5" office:value-type="string">
            <text:p>1.0.4.29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teamcofh.com/core-mods/&quot;;&quot;Cofh Core&quot;)" office:value-type="string" office:string-value="Cofh Core">
            <text:p>Cofh Core</text:p>
          </table:table-cell>
          <table:table-cell table:style-name="ce5"/>
          <table:table-cell table:style-name="ce2" office:value-type="string">
            <text:p>3.0.0B6-32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copycore</text:p>
          </table:table-cell>
          <table:table-cell table:style-name="ce5"/>
          <table:table-cell table:style-name="ce5" office:value-type="string">
            <text:p>1.5.0.6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6538-hit-splat-damage-indicators-v3-1-2-rpg-ui-and&quot;;&quot;Damage Indicators &quot;)" office:value-type="string" office:string-value="Damage Indicators ">
            <text:p>Damage Indicators </text:p>
          </table:table-cell>
          <table:table-cell table:style-name="ce5"/>
          <table:table-cell table:style-name="ce5" office:value-type="string">
            <text:p>3.2.0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2016-1-7-10-1-7-2-1-6-4-decocraft-decorations-and&quot;;&quot;Decocraft&quot;)" office:value-type="string" office:string-value="Decocraft">
            <text:p>Decocraft</text:p>
          </table:table-cell>
          <table:table-cell table:style-name="ce5"/>
          <table:table-cell table:style-name="ce5" office:value-type="string">
            <text:p>1.11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immibis.com/mcmoddl/&quot;;&quot;Dimensional Anchor&quot;)" office:value-type="string" office:string-value="Dimensional Anchor">
            <text:p>Dimensional Anchor</text:p>
          </table:table-cell>
          <table:table-cell table:style-name="ce5"/>
          <table:table-cell table:style-name="ce5" office:value-type="string">
            <text:p>59.0.2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3" office:value-type="string">
            <text:p>DragonAPI</text:p>
          </table:table-cell>
          <table:table-cell table:style-name="ce5"/>
          <table:table-cell table:style-name="ce5" office:value-type="string">
            <text:p>V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er Utilities</text:p>
          </table:table-cell>
          <table:table-cell table:style-name="ce5"/>
          <table:table-cell table:style-name="ce5" office:value-type="string">
            <text:p>0.3.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wip-mods/1445828-tc4-addon-forbidden-magic-v0-52-prerelease&quot;;&quot;Forbidden Magic&quot;)" office:value-type="string" office:string-value="Forbidden Magic">
            <text:p>Forbidden Magic</text:p>
          </table:table-cell>
          <table:table-cell table:style-name="ce6" table:formula="of:=HYPERLINK(&quot;http://minecraft.curseforge.com/mc-mods/224237-forbidden-magic/files&quot;;&quot;CurseForge&quot;)" office:value-type="string" office:string-value="CurseForge">
            <text:p>CurseForge</text:p>
          </table:table-cell>
          <table:table-cell table:style-name="ce5" office:value-type="string">
            <text:p>0.5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files.minecraftforge.net/ForgeMultipart/&quot;;&quot;Forge Multipart&quot;)" office:value-type="string" office:string-value="Forge Multipart">
            <text:p>Forge Multipart</text:p>
          </table:table-cell>
          <table:table-cell table:style-name="ce5"/>
          <table:table-cell table:style-name="ce2" office:value-type="string">
            <text:p>1.1.0.311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8082-gravestone-mod-v2-9-7&quot;;&quot;GraveStone&quot;)" office:value-type="string" office:string-value="GraveStone">
            <text:p>GraveStone</text:p>
          </table:table-cell>
          <table:table-cell table:style-name="ce5"/>
          <table:table-cell table:style-name="ce5" office:value-type="string">
            <text:p>2.10.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1889-hardcore-ender-expansion-v1-6-3-120-000-dls&quot;;&quot;Hardcore End Expansion&quot;)" office:value-type="string" office:string-value="Hardcore End Expansion">
            <text:p>Hardcore End Expansion</text:p>
          </table:table-cell>
          <table:table-cell table:style-name="ce5"/>
          <table:table-cell table:style-name="ce2" office:value-type="string">
            <text:p>1.6.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minecraft.curseforge.com/mc-mods/77027-hardcore-questing-mode/files&quot;;&quot;HQM-The Journey&quot;)" office:value-type="string" office:string-value="HQM-The Journey">
            <text:p>HQM-The Journey</text:p>
          </table:table-cell>
          <table:table-cell table:style-name="ce5"/>
          <table:table-cell table:style-name="ce5" office:value-type="string">
            <text:p>4.2.1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minecraft.curseforge.com/mc-mods/221138-im-looking-at-blood&quot;;&quot;ImLookingAtBlood&quot;)" office:value-type="string" office:string-value="ImLookingAtBlood">
            <text:p>ImLookingAtBlood</text:p>
          </table:table-cell>
          <table:table-cell table:style-name="ce5"/>
          <table:table-cell table:style-name="ce5" office:value-type="string">
            <text:p>1.1a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immibis.com/mcmoddl/&quot;;&quot;Immibis-Core&quot;)" office:value-type="string" office:string-value="Immibis-Core">
            <text:p>Immibis-Core</text:p>
          </table:table-cell>
          <table:table-cell table:style-name="ce5"/>
          <table:table-cell table:style-name="ce5" office:value-type="string">
            <text:p>59.0.3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inventory-tweaks.readthedocs.org/&quot;;&quot;Inventory Tweaks&quot;)" office:value-type="string" office:string-value="Inventory Tweaks">
            <text:p>Inventory Tweaks</text:p>
          </table:table-cell>
          <table:table-cell table:style-name="ce5"/>
          <table:table-cell table:style-name="ce5" office:value-type="string">
            <text:p>1.58-147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LoreExpansion</text:p>
          </table:table-cell>
          <table:table-cell table:style-name="ce5"/>
          <table:table-cell table:style-name="ce5" office:value-type="string">
            <text:p>1.0.2.B2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0366-1-6-4-1-7-x-minetweaker-3-customize-your&quot;;&quot;Minetweaker3&quot;)" office:value-type="string" office:string-value="Minetweaker3">
            <text:p>Minetweaker3</text:p>
          </table:table-cell>
          <table:table-cell table:style-name="ce5"/>
          <table:table-cell table:style-name="ce5" office:value-type="string">
            <text:p>3.0.9B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obiusstrip.eu/category/mobiuscore/&quot;;&quot;Mobius Core&quot;)" office:value-type="string" office:string-value="Mobius Core">
            <text:p>Mobius Core</text:p>
          </table:table-cell>
          <table:table-cell table:style-name="ce6" table:formula="of:=HYPERLINK(&quot;http://minecraft.curseforge.com/mc-mods/76734-mobiuscore&quot;;&quot;CurseForge&quot;)" office:value-type="string" office:string-value="CurseForge">
            <text:p>CurseForge</text:p>
          </table:table-cell>
          <table:table-cell table:style-name="ce5" office:value-type="string">
            <text:p>1.2.3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Mob Properties</text:p>
          </table:table-cell>
          <table:table-cell table:style-name="ce5"/>
          <table:table-cell table:style-name="ce5" office:value-type="string">
            <text:p>0.3.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wip-mods/2093121-1-7-x-modtweaker-0-5d-minetweaker-addon&quot;;&quot;ModTweaker&quot;)" office:value-type="string" office:string-value="ModTweaker">
            <text:p>ModTweaker</text:p>
          </table:table-cell>
          <table:table-cell table:style-name="ce5"/>
          <table:table-cell table:style-name="ce5" office:value-type="string">
            <text:p>0.6-2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2193499-thaumcraft-nodal-mechanics&quot;;&quot;Nodal Mechanics&quot;)" office:value-type="string" office:string-value="Nodal Mechanics">
            <text:p>Nodal Mechanics</text:p>
          </table:table-cell>
          <table:table-cell table:style-name="ce5"/>
          <table:table-cell table:style-name="ce5" office:value-type="string">
            <text:p>1.0-7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79956-chickenbones-mods&quot;;&quot;Not Enough Items&quot;)" office:value-type="string" office:string-value="Not Enough Items">
            <text:p>Not Enough Items</text:p>
          </table:table-cell>
          <table:table-cell table:style-name="ce6" table:formula="of:=HYPERLINK(&quot;http://chickenbones.net/Pages/links.html&quot;;&quot;Download&quot;)" office:value-type="string" office:string-value="Download">
            <text:p>Download</text:p>
          </table:table-cell>
          <table:table-cell table:style-name="ce5" office:value-type="string">
            <text:p>1.0.3.6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openeye.openmods.info/&quot;;&quot;Open Eye&quot;)" office:value-type="string" office:string-value="Open Eye">
            <text:p>Open Eye</text:p>
          </table:table-cell>
          <table:table-cell table:style-name="ce6" table:formula="of:=HYPERLINK(&quot;http://openeye.openmods.info/download&quot;;&quot;Download&quot;)" office:value-type="string" office:string-value="Download">
            <text:p>Download</text:p>
          </table:table-cell>
          <table:table-cell table:style-name="ce5" office:value-type="string">
            <text:p>0.6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2610-server-admin-opis-1-2-2a-the-server-admin&quot;;&quot;Opis&quot;)" office:value-type="string" office:string-value="Opis">
            <text:p>Opis</text:p>
          </table:table-cell>
          <table:table-cell table:style-name="ce6" table:formula="of:=HYPERLINK(&quot;http://minecraft.curseforge.com/mc-mods/73832-opis&quot;;&quot;CurseForge&quot;)" office:value-type="string" office:string-value="CurseForge">
            <text:p>CurseForge</text:p>
          </table:table-cell>
          <table:table-cell table:style-name="ce5" office:value-type="string">
            <text:p>1.2.3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s://github.com/MozeIntel/ProjectE&quot;;&quot;Project E&quot;)" office:value-type="string" office:string-value="Project E">
            <text:p>Project E</text:p>
          </table:table-cell>
          <table:table-cell table:style-name="ce6" table:formula="of:=HYPERLINK(&quot;https://www.dropbox.com/sh/0re51mv4tp5l0xx/AAD9pmU4zOSQDSVgjVCtB5IJa&quot;;&quot;DropBox&quot;)" office:value-type="string" office:string-value="DropBox">
            <text:p>DropBox</text:p>
          </table:table-cell>
          <table:table-cell table:style-name="ce5" office:value-type="string">
            <text:p>0.2d-dev10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Reliquary</text:p>
          </table:table-cell>
          <table:table-cell table:style-name="ce5"/>
          <table:table-cell table:style-name="ce2" office:value-type="string">
            <text:p>1.2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Redstone Paste</text:p>
          </table:table-cell>
          <table:table-cell table:style-name="ce5"/>
          <table:table-cell table:style-name="ce2" office:value-type="string">
            <text:p>1.6.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2194354-blood-magic-addon-sanguimancy&quot;;&quot;Sanguimancy&quot;)" office:value-type="string" office:string-value="Sanguimancy">
            <text:p>Sanguimancy</text:p>
          </table:table-cell>
          <table:table-cell table:style-name="ce5"/>
          <table:table-cell table:style-name="ce2" office:value-type="string">
            <text:p>1.1.7-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2771-1-6-x-forge-father-toasts-mods-special-mobs-mob&quot;;&quot;Special Mobs&quot;)" office:value-type="string" office:string-value="Special Mobs">
            <text:p>Special Mobs</text:p>
          </table:table-cell>
          <table:table-cell table:style-name="ce5"/>
          <table:table-cell table:style-name="ce5" office:value-type="string">
            <text:p>3.0.3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2347-bspkrs-mods-armorstatushud-directionhud&quot;;&quot;StatusEffectHud&quot;)" office:value-type="string" office:string-value="StatusEffectHud">
            <text:p>StatusEffectHud</text:p>
          </table:table-cell>
          <table:table-cell table:style-name="ce5"/>
          <table:table-cell table:style-name="ce2" office:value-type="string">
            <text:p>1.26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bspkrsCore</text:p>
          </table:table-cell>
          <table:table-cell table:style-name="ce6" table:formula="of:=HYPERLINK(&quot;http://bspk.rs/MC/bspkrsCore/index.html&quot;;&quot;Download&quot;)" office:value-type="string" office:string-value="Download">
            <text:p>Download</text:p>
          </table:table-cell>
          <table:table-cell table:style-name="ce2" office:value-type="string">
            <text:p>6.1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2198533-storage-drawers-v1-1-4-updated-sep-21-14&quot;;&quot;Storage Drawers&quot;)" office:value-type="string" office:string-value="Storage Drawers">
            <text:p>Storage Drawers</text:p>
          </table:table-cell>
          <table:table-cell table:style-name="ce6" table:formula="of:=HYPERLINK(&quot;https://github.com/jaquadro/StorageDrawers/releases&quot;;&quot;Download&quot;)" office:value-type="string" office:string-value="Download">
            <text:p>Download</text:p>
          </table:table-cell>
          <table:table-cell table:style-name="ce2" office:value-type="string">
            <text:p>1.1.7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2189718-1-1-1-now-with-movement-animations-tails-a-bunch&quot;;&quot;Tails&quot;)" office:value-type="string" office:string-value="Tails">
            <text:p>Tails</text:p>
          </table:table-cell>
          <table:table-cell table:style-name="ce5"/>
          <table:table-cell table:style-name="ce2" office:value-type="string">
            <text:p>1.2.3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FoxLib</text:p>
          </table:table-cell>
          <table:table-cell table:style-name="ce5"/>
          <table:table-cell table:style-name="ce2" office:value-type="string">
            <text:p>0.6.0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2130-thaumcraft-4-2-0-1-updated-27-8-2014&quot;;&quot;Thaumcraft&quot;)" office:value-type="string" office:string-value="Thaumcraft">
            <text:p>Thaumcraft</text:p>
          </table:table-cell>
          <table:table-cell table:style-name="ce5"/>
          <table:table-cell table:style-name="ce5" office:value-type="string">
            <text:p>4.2.1.4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curse.com/mc-mods/minecraft/221389-thaumcraft-mob-aspects&quot;;&quot;Thaumcraft Mob Aspects&quot;)" office:value-type="string" office:string-value="Thaumcraft Mob Aspects">
            <text:p>Thaumcraft Mob Aspects</text:p>
          </table:table-cell>
          <table:table-cell table:style-name="ce5"/>
          <table:table-cell table:style-name="ce5" office:value-type="string">
            <text:p>2A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wip-mods/1445786-1-6-4-1-7-10-thaumic-exploration-0-6-0-thaumcraft&quot;;&quot;Thaumic Exploration&quot;)" office:value-type="string" office:string-value="Thaumic Exploration">
            <text:p>Thaumic Exploration</text:p>
          </table:table-cell>
          <table:table-cell table:style-name="ce6" table:formula="of:=HYPERLINK(&quot;http://jenkins.nekokittygames.com:8080/view/Thaumic%20Explorer/job/Thaumic%20Explorer/&quot;;&quot;Download&quot;)" office:value-type="string" office:string-value="Download">
            <text:p>Download</text:p>
          </table:table-cell>
          <table:table-cell table:style-name="ce5" office:value-type="string">
            <text:p>1.1-29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Thaumic NEI</text:p>
          </table:table-cell>
          <table:table-cell table:style-name="ce5"/>
          <table:table-cell table:style-name="ce5" office:value-type="string">
            <text:p>0.1.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9299-thaumic-tinkerer-thaumcraft-addon-evolve-knowledge&quot;;&quot;Thaumic Tinkerer&quot;)" office:value-type="string" office:string-value="Thaumic Tinkerer">
            <text:p>Thaumic Tinkerer</text:p>
          </table:table-cell>
          <table:table-cell table:style-name="ce6" table:formula="of:=HYPERLINK(&quot;http://minecraft.curseforge.com/mc-mods/75598-thaumic-tinkerer&quot;;&quot;CurseForge&quot;)" office:value-type="string" office:string-value="CurseForge">
            <text:p>CurseForge</text:p>
          </table:table-cell>
          <table:table-cell table:style-name="ce5" office:value-type="string">
            <text:p>2.5-158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teamcofh.com/core-mods/&quot;;&quot;Thermal Foundation&quot;)" office:value-type="string" office:string-value="Thermal Foundation">
            <text:p>Thermal Foundation</text:p>
          </table:table-cell>
          <table:table-cell table:style-name="ce5"/>
          <table:table-cell table:style-name="ce2" office:value-type="string">
            <text:p>1.0.0B3-8</text:p>
          </table:table-cell>
          <table:table-cell table:number-columns-repeated="1017"/>
          <table:table-cell/>
          <table:table-cell table:number-columns-repeated="3"/>
        </table:table-row>
        <table:table-row table:style-name="ro1">
          <table:table-cell table:style-name="ce2" office:value-type="string">
            <text:p>Too Much Loot</text:p>
          </table:table-cell>
          <table:table-cell table:style-name="ce5"/>
          <table:table-cell table:style-name="ce5" office:value-type="string">
            <text:p>3.0.1.B2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79956-chickenbones-mods&quot;;&quot;Translocator&quot;)" office:value-type="string" office:string-value="Translocator">
            <text:p>Translocator</text:p>
          </table:table-cell>
          <table:table-cell table:style-name="ce6" table:formula="of:=HYPERLINK(&quot;http://chickenbones.net/Pages/links.html&quot;;&quot;Download&quot;)" office:value-type="string" office:string-value="Download">
            <text:p>Download</text:p>
          </table:table-cell>
          <table:table-cell table:style-name="ce5" office:value-type="string">
            <text:p>1.1.1.13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76258-the-twilight-forest-v2-3-2-snow-queen-troll&quot;;&quot;Twilight Forest&quot;)" office:value-type="string" office:string-value="Twilight Forest">
            <text:p>Twilight Forest</text:p>
          </table:table-cell>
          <table:table-cell table:style-name="ce5"/>
          <table:table-cell table:style-name="ce5" office:value-type="string">
            <text:p>2.3.2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89765-waila-1-5-2&quot;;&quot;Waila&quot;)" office:value-type="string" office:string-value="Waila">
            <text:p>Waila</text:p>
          </table:table-cell>
          <table:table-cell table:style-name="ce5"/>
          <table:table-cell table:style-name="ce5" office:value-type="string">
            <text:p>1.5.5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1295067-waila-harvestability-how-can-i-harvest-what-im&quot;;&quot;WailaHarvestability&quot;)" office:value-type="string" office:string-value="WailaHarvestability">
            <text:p>WailaHarvestability</text:p>
          </table:table-cell>
          <table:table-cell table:style-name="ce5"/>
          <table:table-cell table:style-name="ce5" office:value-type="string">
            <text:p>1.1.0</text:p>
          </table:table-cell>
          <table:table-cell table:number-columns-repeated="1017"/>
          <table:table-cell/>
          <table:table-cell table:number-columns-repeated="3"/>
        </table:table-row>
        <table:table-row table:style-name="ro2">
          <table:table-cell table:style-name="ce3" table:formula="of:=HYPERLINK(&quot;http://www.minecraftforum.net/forums/mapping-and-modding/minecraft-mods/wip-mods/1445248-witchery-0-20-6&quot;;&quot;Witchery&quot;)" office:value-type="string" office:string-value="Witchery">
            <text:p>Witchery</text:p>
          </table:table-cell>
          <table:table-cell table:style-name="ce5"/>
          <table:table-cell table:style-name="ce5" office:value-type="string">
            <text:p>0.20.6</text:p>
          </table:table-cell>
          <table:table-cell table:number-columns-repeated="1017"/>
          <table:table-cell/>
          <table:table-cell table:number-columns-repeated="3"/>
        </table:table-row>
        <table:table-row table:style-name="ro2" table:number-rows-repeated="945">
          <table:table-cell table:number-columns-repeated="1024"/>
        </table:table-row>
        <table:table-row table:style-name="ro3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_xlnm._FilterDatabase" table:base-cell-address="$'Mod list'.$A$1" table:cell-range-address="$'Mod list'.$A$1:.$C$1007"/>
      </table:named-expressions>
      <table:database-ranges>
        <table:database-range table:name="_xlnm._FilterDatabase" table:target-range-address="'Mod list'.A1:'Mod list'.C10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de" number:country="DE">
      <number:number number:min-integer-digits="1"/>
    </number:number-style>
    <number:number-style style:name="N106">
      <number:number number:decimal-places="0" number:min-integer-digits="0" number:grouping="true"/>
    </number:number-style>
    <number:number-style style:name="N5106P0" style:volatile="true" number:language="de" number:country="DE">
      <number:number number:decimal-places="0" number:min-integer-digits="1" number:grouping="true"/>
      <number:text> €</number:text>
    </number:number-style>
    <number:number-style style:name="N5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2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DE">
      <number:day number:style="long"/>
      <number:text>. </number:text>
      <number:month number:textual="true"/>
    </number:date-style>
    <number:date-style style:name="N5112" number:language="de" number:country="DE">
      <number:month number:textual="true"/>
      <number:text> </number:text>
      <number:year/>
    </number:date-style>
    <number:time-style style:name="N5113" number:language="de" number:country="DE">
      <number:hours/>
      <number:text>:</number:text>
      <number:minutes number:style="long"/>
      <number:text> </number:text>
      <number:am-pm/>
    </number:time-style>
    <number:time-style style:name="N5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de" number:country="DE">
      <number:text> -    </number:text>
    </number:number-style>
    <number:text-style style:name="N5120" number:language="de" number:country="D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de" number:country="DE">
      <number:text> - € </number:text>
    </number:number-style>
    <number:text-style style:name="N5121" number:language="de" number:country="D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DE">
      <number:minutes number:style="long"/>
      <number:text>:</number:text>
      <number:seconds number:style="long"/>
    </number:time-style>
    <number:time-style style:name="N5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DE">
      <number:minutes number:style="long"/>
      <number:text>:</number:text>
      <number:seconds number:style="long" number:decimal-places="1"/>
    </number:time-style>
    <number:number-style style:name="N5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6.12.2014</text:date>, <text:time>16:2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Quest_20_Book_20_Layout" style:display-name="PageStyle_Quest Book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tion" style:display-name="PageStyle_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_20_changelog" style:display-name="PageStyle_mod 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_20_suggestions" style:display-name="PageStyle_mod sugg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" style:display-name="PageStyle_V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" style:display-name="PageStyle_Reci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_2c__20_convenience" style:display-name="PageStyle_Recipes, conveni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_2c__20_adjustment" style:display-name="PageStyle_Recipes, adjus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_2c__20_progression" style:display-name="PageStyle_Recipes, progr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m_20_Armor" style:display-name="PageStyle_Gem Arm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_20_conflicts" style:display-name="PageStyle_Recipe confli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C_20_adjustments" style:display-name="PageStyle_EMC adjust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6T16:23:47.03</dc:date>
    <meta:generator>OpenOffice.org/3.4.1$Win32 OpenOffice.org_project/341m1$Build-9593</meta:generator>
    <meta:editing-duration>PT15M57S</meta:editing-duration>
    <meta:editing-cycles>2</meta:editing-cycles>
    <meta:document-statistic meta:table-count="1" meta:cell-count="202" meta:object-count="0"/>
  </office:meta>
</office:document-meta>
</file>